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ediana </text:p>
          </table:table-cell>
          <table:table-cell office:value-type="string" calcext:value-type="string">
            <text:p>DSVT</text:p>
          </table:table-cell>
        </table:table-row>
        <table:table-row table:style-name="ro1">
          <table:table-cell office:value-type="string" calcext:value-type="string">
            <text:p>Ackley50D</text:p>
          </table:table-cell>
          <table:table-cell office:value-type="float" office:value="6.21298481544363" calcext:value-type="float">
            <text:p>6.21298481544363</text:p>
          </table:table-cell>
          <table:table-cell office:value-type="float" office:value="1.55571399183795" calcext:value-type="float">
            <text:p>1.55571399183795</text:p>
          </table:table-cell>
        </table:table-row>
        <table:table-row table:style-name="ro1">
          <table:table-cell office:value-type="string" calcext:value-type="string">
            <text:p>Ackley100D</text:p>
          </table:table-cell>
          <table:table-cell office:value-type="float" office:value="8.97705173072609" calcext:value-type="float">
            <text:p>8.97705173072609</text:p>
          </table:table-cell>
          <table:table-cell office:value-type="float" office:value="1.09428233290958" calcext:value-type="float">
            <text:p>1.09428233290958</text:p>
          </table:table-cell>
        </table:table-row>
        <table:table-row table:style-name="ro1">
          <table:table-cell office:value-type="string" calcext:value-type="string">
            <text:p>Ackley200D</text:p>
          </table:table-cell>
          <table:table-cell office:value-type="float" office:value="10.7490195434439" calcext:value-type="float">
            <text:p>10.7490195434439</text:p>
          </table:table-cell>
          <table:table-cell office:value-type="float" office:value="1.41999172154365" calcext:value-type="float">
            <text:p>1.41999172154365</text:p>
          </table:table-cell>
        </table:table-row>
        <table:table-row table:style-name="ro1">
          <table:table-cell office:value-type="string" calcext:value-type="string">
            <text:p>Cigar50D</text:p>
          </table:table-cell>
          <table:table-cell office:value-type="float" office:value="5673926.84483339" calcext:value-type="float">
            <text:p>5673926.84483339</text:p>
          </table:table-cell>
          <table:table-cell office:value-type="float" office:value="7751691.85909197" calcext:value-type="float">
            <text:p>7751691.85909197</text:p>
          </table:table-cell>
        </table:table-row>
        <table:table-row table:style-name="ro1">
          <table:table-cell office:value-type="string" calcext:value-type="string">
            <text:p>Cigar100D</text:p>
          </table:table-cell>
          <table:table-cell office:value-type="float" office:value="145773240.666026" calcext:value-type="float">
            <text:p>145773240.666026</text:p>
          </table:table-cell>
          <table:table-cell office:value-type="float" office:value="63928614.3044791" calcext:value-type="float">
            <text:p>63928614.3044791</text:p>
          </table:table-cell>
        </table:table-row>
        <table:table-row table:style-name="ro1">
          <table:table-cell office:value-type="string" calcext:value-type="string">
            <text:p>Cigar200D</text:p>
          </table:table-cell>
          <table:table-cell office:value-type="float" office:value="666924054.095259" calcext:value-type="float">
            <text:p>666924054.095259</text:p>
          </table:table-cell>
          <table:table-cell office:value-type="float" office:value="80138838.0194225" calcext:value-type="float">
            <text:p>80138838.0194225</text:p>
          </table:table-cell>
        </table:table-row>
        <table:table-row table:style-name="ro1">
          <table:table-cell office:value-type="string" calcext:value-type="string">
            <text:p>Cigar_Tablet50D</text:p>
          </table:table-cell>
          <table:table-cell office:value-type="float" office:value="1107015.10382151" calcext:value-type="float">
            <text:p>1107015.10382151</text:p>
          </table:table-cell>
          <table:table-cell office:value-type="float" office:value="287939.189682413" calcext:value-type="float">
            <text:p>287939.189682413</text:p>
          </table:table-cell>
        </table:table-row>
        <table:table-row table:style-name="ro1">
          <table:table-cell office:value-type="string" calcext:value-type="string">
            <text:p>Cigar_Tablet100D</text:p>
          </table:table-cell>
          <table:table-cell office:value-type="float" office:value="3627177.32230293" calcext:value-type="float">
            <text:p>3627177.32230293</text:p>
          </table:table-cell>
          <table:table-cell office:value-type="float" office:value="452062.688635291" calcext:value-type="float">
            <text:p>452062.688635291</text:p>
          </table:table-cell>
        </table:table-row>
        <table:table-row table:style-name="ro1">
          <table:table-cell office:value-type="string" calcext:value-type="string">
            <text:p>Cigar_Tablet200D</text:p>
          </table:table-cell>
          <table:table-cell office:value-type="float" office:value="9553592.05636857" calcext:value-type="float">
            <text:p>9553592.05636857</text:p>
          </table:table-cell>
          <table:table-cell office:value-type="float" office:value="452046.125431153" calcext:value-type="float">
            <text:p>452046.125431153</text:p>
          </table:table-cell>
        </table:table-row>
        <table:table-row table:style-name="ro1">
          <table:table-cell office:value-type="string" calcext:value-type="string">
            <text:p>Ellipsoid50D</text:p>
          </table:table-cell>
          <table:table-cell office:value-type="float" office:value="113992.97350903" calcext:value-type="float">
            <text:p>113992.97350903</text:p>
          </table:table-cell>
          <table:table-cell office:value-type="float" office:value="54797.9014422205" calcext:value-type="float">
            <text:p>54797.9014422205</text:p>
          </table:table-cell>
        </table:table-row>
        <table:table-row table:style-name="ro1">
          <table:table-cell office:value-type="string" calcext:value-type="string">
            <text:p>Ellipsoid100D</text:p>
          </table:table-cell>
          <table:table-cell office:value-type="float" office:value="1060649.37899604" calcext:value-type="float">
            <text:p>1060649.37899604</text:p>
          </table:table-cell>
          <table:table-cell office:value-type="float" office:value="370914.584452541" calcext:value-type="float">
            <text:p>370914.584452541</text:p>
          </table:table-cell>
        </table:table-row>
        <table:table-row table:style-name="ro1">
          <table:table-cell office:value-type="string" calcext:value-type="string">
            <text:p>Ellipsoid200D</text:p>
          </table:table-cell>
          <table:table-cell office:value-type="float" office:value="7091127.93421213" calcext:value-type="float">
            <text:p>7091127.93421213</text:p>
          </table:table-cell>
          <table:table-cell office:value-type="float" office:value="1569938.72190918" calcext:value-type="float">
            <text:p>1569938.72190918</text:p>
          </table:table-cell>
        </table:table-row>
        <table:table-row table:style-name="ro1">
          <table:table-cell office:value-type="string" calcext:value-type="string">
            <text:p>ExpandedSchaffer50D</text:p>
          </table:table-cell>
          <table:table-cell office:value-type="float" office:value="166.82716759586" calcext:value-type="float">
            <text:p>166.82716759586</text:p>
          </table:table-cell>
          <table:table-cell office:value-type="float" office:value="1.80172062498079" calcext:value-type="float">
            <text:p>1.80172062498079</text:p>
          </table:table-cell>
        </table:table-row>
        <table:table-row table:style-name="ro1">
          <table:table-cell office:value-type="string" calcext:value-type="string">
            <text:p>ExpandedSchaffer100D</text:p>
          </table:table-cell>
          <table:table-cell office:value-type="float" office:value="185.876532819428" calcext:value-type="float">
            <text:p>185.876532819428</text:p>
          </table:table-cell>
          <table:table-cell office:value-type="float" office:value="2.41865974546128" calcext:value-type="float">
            <text:p>2.41865974546128</text:p>
          </table:table-cell>
        </table:table-row>
        <table:table-row table:style-name="ro1">
          <table:table-cell office:value-type="string" calcext:value-type="string">
            <text:p>ExpandedSchaffer200D</text:p>
          </table:table-cell>
          <table:table-cell office:value-type="float" office:value="227.684977134064" calcext:value-type="float">
            <text:p>227.684977134064</text:p>
          </table:table-cell>
          <table:table-cell office:value-type="float" office:value="3.34023230642762" calcext:value-type="float">
            <text:p>3.34023230642762</text:p>
          </table:table-cell>
        </table:table-row>
        <table:table-row table:style-name="ro1">
          <table:table-cell office:value-type="string" calcext:value-type="string">
            <text:p>Griewangk50D</text:p>
          </table:table-cell>
          <table:table-cell office:value-type="float" office:value="2.04013964482874" calcext:value-type="float">
            <text:p>2.04013964482874</text:p>
          </table:table-cell>
          <table:table-cell office:value-type="float" office:value="0.815670826823603" calcext:value-type="float">
            <text:p>0.815670826823603</text:p>
          </table:table-cell>
        </table:table-row>
        <table:table-row table:style-name="ro1">
          <table:table-cell office:value-type="string" calcext:value-type="string">
            <text:p>Griewangk100D</text:p>
          </table:table-cell>
          <table:table-cell office:value-type="float" office:value="25.9960480153604" calcext:value-type="float">
            <text:p>25.9960480153604</text:p>
          </table:table-cell>
          <table:table-cell office:value-type="float" office:value="13.363293625594" calcext:value-type="float">
            <text:p>13.363293625594</text:p>
          </table:table-cell>
        </table:table-row>
        <table:table-row table:style-name="ro1">
          <table:table-cell office:value-type="string" calcext:value-type="string">
            <text:p>Griewangk200D</text:p>
          </table:table-cell>
          <table:table-cell office:value-type="float" office:value="91.0154213571077" calcext:value-type="float">
            <text:p>91.0154213571077</text:p>
          </table:table-cell>
          <table:table-cell office:value-type="float" office:value="18.4058103973858" calcext:value-type="float">
            <text:p>18.4058103973858</text:p>
          </table:table-cell>
        </table:table-row>
        <table:table-row table:style-name="ro1">
          <table:table-cell office:value-type="string" calcext:value-type="string">
            <text:p>Happycat50D</text:p>
          </table:table-cell>
          <table:table-cell office:value-type="float" office:value="4.13726723350555" calcext:value-type="float">
            <text:p>4.13726723350555</text:p>
          </table:table-cell>
          <table:table-cell office:value-type="float" office:value="3.27022202992723" calcext:value-type="float">
            <text:p>3.27022202992723</text:p>
          </table:table-cell>
        </table:table-row>
        <table:table-row table:style-name="ro1">
          <table:table-cell office:value-type="string" calcext:value-type="string">
            <text:p>Happycat100D</text:p>
          </table:table-cell>
          <table:table-cell office:value-type="float" office:value="19.6424792059479" calcext:value-type="float">
            <text:p>19.6424792059479</text:p>
          </table:table-cell>
          <table:table-cell office:value-type="float" office:value="6.78446970081217" calcext:value-type="float">
            <text:p>6.78446970081217</text:p>
          </table:table-cell>
        </table:table-row>
        <table:table-row table:style-name="ro1">
          <table:table-cell office:value-type="string" calcext:value-type="string">
            <text:p>Happycat200D</text:p>
          </table:table-cell>
          <table:table-cell office:value-type="float" office:value="36.6611409500183" calcext:value-type="float">
            <text:p>36.6611409500183</text:p>
          </table:table-cell>
          <table:table-cell office:value-type="float" office:value="8.6730195255326" calcext:value-type="float">
            <text:p>8.6730195255326</text:p>
          </table:table-cell>
        </table:table-row>
        <table:table-row table:style-name="ro1">
          <table:table-cell office:value-type="string" calcext:value-type="string">
            <text:p>HGbat50D</text:p>
          </table:table-cell>
          <table:table-cell office:value-type="float" office:value="135.628538325858" calcext:value-type="float">
            <text:p>135.628538325858</text:p>
          </table:table-cell>
          <table:table-cell office:value-type="float" office:value="150.222634106476" calcext:value-type="float">
            <text:p>150.222634106476</text:p>
          </table:table-cell>
        </table:table-row>
        <table:table-row table:style-name="ro1">
          <table:table-cell office:value-type="string" calcext:value-type="string">
            <text:p>HGbat100D</text:p>
          </table:table-cell>
          <table:table-cell office:value-type="float" office:value="2454.10115339708" calcext:value-type="float">
            <text:p>2454.10115339708</text:p>
          </table:table-cell>
          <table:table-cell office:value-type="float" office:value="1550.64583871451" calcext:value-type="float">
            <text:p>1550.64583871451</text:p>
          </table:table-cell>
        </table:table-row>
        <table:table-row table:style-name="ro1">
          <table:table-cell office:value-type="string" calcext:value-type="string">
            <text:p>HGbat200D</text:p>
          </table:table-cell>
          <table:table-cell office:value-type="float" office:value="11715.011475214" calcext:value-type="float">
            <text:p>11715.011475214</text:p>
          </table:table-cell>
          <table:table-cell office:value-type="float" office:value="4643.71260809556" calcext:value-type="float">
            <text:p>4643.71260809556</text:p>
          </table:table-cell>
        </table:table-row>
        <table:table-row table:style-name="ro1">
          <table:table-cell office:value-type="string" calcext:value-type="string">
            <text:p>ModifiedSchwefel50D</text:p>
          </table:table-cell>
          <table:table-cell office:value-type="float" office:value="17.1620735614342" calcext:value-type="float">
            <text:p>17.1620735614342</text:p>
          </table:table-cell>
          <table:table-cell office:value-type="float" office:value="14.5904512868678" calcext:value-type="float">
            <text:p>14.5904512868678</text:p>
          </table:table-cell>
        </table:table-row>
        <table:table-row table:style-name="ro1">
          <table:table-cell office:value-type="string" calcext:value-type="string">
            <text:p>ModifiedSchwefel100D</text:p>
          </table:table-cell>
          <table:table-cell office:value-type="float" office:value="334.154713122902" calcext:value-type="float">
            <text:p>334.154713122902</text:p>
          </table:table-cell>
          <table:table-cell office:value-type="float" office:value="280.516028488062" calcext:value-type="float">
            <text:p>280.516028488062</text:p>
          </table:table-cell>
        </table:table-row>
        <table:table-row table:style-name="ro1">
          <table:table-cell office:value-type="string" calcext:value-type="string">
            <text:p>ModifiedSchwefel200D</text:p>
          </table:table-cell>
          <table:table-cell office:value-type="float" office:value="1598.13897890889" calcext:value-type="float">
            <text:p>1598.13897890889</text:p>
          </table:table-cell>
          <table:table-cell office:value-type="float" office:value="601.875098640138" calcext:value-type="float">
            <text:p>601.875098640138</text:p>
          </table:table-cell>
        </table:table-row>
        <table:table-row table:style-name="ro1">
          <table:table-cell office:value-type="string" calcext:value-type="string">
            <text:p>Rastrigin50D</text:p>
          </table:table-cell>
          <table:table-cell office:value-type="float" office:value="241.280547445916" calcext:value-type="float">
            <text:p>241.280547445916</text:p>
          </table:table-cell>
          <table:table-cell office:value-type="float" office:value="21.3870325927981" calcext:value-type="float">
            <text:p>21.3870325927981</text:p>
          </table:table-cell>
        </table:table-row>
        <table:table-row table:style-name="ro1">
          <table:table-cell office:value-type="string" calcext:value-type="string">
            <text:p>Rastrigin100D</text:p>
          </table:table-cell>
          <table:table-cell office:value-type="float" office:value="446.120840839918" calcext:value-type="float">
            <text:p>446.120840839918</text:p>
          </table:table-cell>
          <table:table-cell office:value-type="float" office:value="42.5750867949072" calcext:value-type="float">
            <text:p>42.5750867949072</text:p>
          </table:table-cell>
        </table:table-row>
        <table:table-row table:style-name="ro1">
          <table:table-cell office:value-type="string" calcext:value-type="string">
            <text:p>Rastrigin200D</text:p>
          </table:table-cell>
          <table:table-cell office:value-type="float" office:value="1190.98161412925" calcext:value-type="float">
            <text:p>1190.98161412925</text:p>
          </table:table-cell>
          <table:table-cell office:value-type="float" office:value="92.7369949656689" calcext:value-type="float">
            <text:p>92.7369949656689</text:p>
          </table:table-cell>
        </table:table-row>
        <table:table-row table:style-name="ro1">
          <table:table-cell office:value-type="string" calcext:value-type="string">
            <text:p>Rosenbrock50D</text:p>
          </table:table-cell>
          <table:table-cell office:value-type="float" office:value="282.712216902859" calcext:value-type="float">
            <text:p>282.712216902859</text:p>
          </table:table-cell>
          <table:table-cell office:value-type="float" office:value="313.53771875598" calcext:value-type="float">
            <text:p>313.53771875598</text:p>
          </table:table-cell>
        </table:table-row>
        <table:table-row table:style-name="ro1">
          <table:table-cell office:value-type="string" calcext:value-type="string">
            <text:p>Rosenbrock100D</text:p>
          </table:table-cell>
          <table:table-cell office:value-type="float" office:value="4743.39191417233" calcext:value-type="float">
            <text:p>4743.39191417233</text:p>
          </table:table-cell>
          <table:table-cell office:value-type="float" office:value="2407.80132704886" calcext:value-type="float">
            <text:p>2407.80132704886</text:p>
          </table:table-cell>
        </table:table-row>
        <table:table-row table:style-name="ro1">
          <table:table-cell office:value-type="string" calcext:value-type="string">
            <text:p>Rosenbrock200D</text:p>
          </table:table-cell>
          <table:table-cell office:value-type="float" office:value="23571.4869979333" calcext:value-type="float">
            <text:p>23571.4869979333</text:p>
          </table:table-cell>
          <table:table-cell office:value-type="float" office:value="17329.0220881096" calcext:value-type="float">
            <text:p>17329.0220881096</text:p>
          </table:table-cell>
        </table:table-row>
        <table:table-row table:style-name="ro1">
          <table:table-cell office:value-type="string" calcext:value-type="string">
            <text:p>Sphere50D</text:p>
          </table:table-cell>
          <table:table-cell office:value-type="float" office:value="5.87815568647784" calcext:value-type="float">
            <text:p>5.87815568647784</text:p>
          </table:table-cell>
          <table:table-cell office:value-type="float" office:value="8.42033801469512" calcext:value-type="float">
            <text:p>8.42033801469512</text:p>
          </table:table-cell>
        </table:table-row>
        <table:table-row table:style-name="ro1">
          <table:table-cell office:value-type="string" calcext:value-type="string">
            <text:p>Sphere100D</text:p>
          </table:table-cell>
          <table:table-cell office:value-type="float" office:value="162.062712648141" calcext:value-type="float">
            <text:p>162.062712648141</text:p>
          </table:table-cell>
          <table:table-cell office:value-type="float" office:value="44.9904381927566" calcext:value-type="float">
            <text:p>44.9904381927566</text:p>
          </table:table-cell>
        </table:table-row>
        <table:table-row table:style-name="ro1">
          <table:table-cell office:value-type="string" calcext:value-type="string">
            <text:p>Sphere200D</text:p>
          </table:table-cell>
          <table:table-cell office:value-type="float" office:value="691.291568922752" calcext:value-type="float">
            <text:p>691.291568922752</text:p>
          </table:table-cell>
          <table:table-cell office:value-type="float" office:value="63.5616865812319" calcext:value-type="float">
            <text:p>63.5616865812319</text:p>
          </table:table-cell>
        </table:table-row>
        <table:table-row table:style-name="ro1">
          <table:table-cell office:value-type="string" calcext:value-type="string">
            <text:p>Sum_Cancellation50D</text:p>
          </table:table-cell>
          <table:table-cell office:value-type="float" office:value="99998.4924335013" calcext:value-type="float">
            <text:p>99998.4924335013</text:p>
          </table:table-cell>
          <table:table-cell office:value-type="float" office:value="0.337473737531549" calcext:value-type="float">
            <text:p>0.337473737531549</text:p>
          </table:table-cell>
        </table:table-row>
        <table:table-row table:style-name="ro1">
          <table:table-cell office:value-type="string" calcext:value-type="string">
            <text:p>Sum_Cancellation100D</text:p>
          </table:table-cell>
          <table:table-cell office:value-type="float" office:value="99999.5213679425" calcext:value-type="float">
            <text:p>99999.5213679425</text:p>
          </table:table-cell>
          <table:table-cell office:value-type="float" office:value="0.0909043957635138" calcext:value-type="float">
            <text:p>0.090904395763514</text:p>
          </table:table-cell>
        </table:table-row>
        <table:table-row table:style-name="ro1">
          <table:table-cell office:value-type="string" calcext:value-type="string">
            <text:p>Sum_Cancellation200D</text:p>
          </table:table-cell>
          <table:table-cell office:value-type="float" office:value="99999.8273165745" calcext:value-type="float">
            <text:p>99999.8273165745</text:p>
          </table:table-cell>
          <table:table-cell office:value-type="float" office:value="0.017461703748533" calcext:value-type="float">
            <text:p>0.017461703748533</text:p>
          </table:table-cell>
        </table:table-row>
        <table:table-row table:style-name="ro1">
          <table:table-cell office:value-type="string" calcext:value-type="string">
            <text:p>Tablet50D</text:p>
          </table:table-cell>
          <table:table-cell office:value-type="float" office:value="482.785857722229" calcext:value-type="float">
            <text:p>482.785857722229</text:p>
          </table:table-cell>
          <table:table-cell office:value-type="float" office:value="38.7241108763808" calcext:value-type="float">
            <text:p>38.7241108763808</text:p>
          </table:table-cell>
        </table:table-row>
        <table:table-row table:style-name="ro1">
          <table:table-cell office:value-type="string" calcext:value-type="string">
            <text:p>Tablet100D</text:p>
          </table:table-cell>
          <table:table-cell table:formula="of:=MEDIAN([.B9:.B40])" office:value-type="float" office:value="390.13777698141" calcext:value-type="float">
            <text:p>390.13777698141</text:p>
          </table:table-cell>
          <table:table-cell office:value-type="float" office:value="58.4517856468813" calcext:value-type="float">
            <text:p>58.4517856468813</text:p>
          </table:table-cell>
        </table:table-row>
        <table:table-row table:style-name="ro1">
          <table:table-cell office:value-type="string" calcext:value-type="string">
            <text:p>Tablet200D</text:p>
          </table:table-cell>
          <table:table-cell office:value-type="float" office:value="1589.48275551129" calcext:value-type="float">
            <text:p>1589.48275551129</text:p>
          </table:table-cell>
          <table:table-cell office:value-type="float" office:value="101.807253508343" calcext:value-type="float">
            <text:p>101.807253508343</text:p>
          </table:table-cell>
        </table:table-row>
        <table:table-row table:style-name="ro1">
          <table:table-cell office:value-type="string" calcext:value-type="string">
            <text:p>Two_Axes50D</text:p>
          </table:table-cell>
          <table:table-cell office:value-type="float" office:value="943.987304949893" calcext:value-type="float">
            <text:p>943.987304949893</text:p>
          </table:table-cell>
          <table:table-cell office:value-type="float" office:value="19121.5795585001" calcext:value-type="float">
            <text:p>19121.5795585001</text:p>
          </table:table-cell>
        </table:table-row>
        <table:table-row table:style-name="ro1">
          <table:table-cell office:value-type="string" calcext:value-type="string">
            <text:p>Two_Axes100D</text:p>
          </table:table-cell>
          <table:table-cell office:value-type="float" office:value="6622486.19105388" calcext:value-type="float">
            <text:p>6622486.19105388</text:p>
          </table:table-cell>
          <table:table-cell office:value-type="float" office:value="11456293.5018895" calcext:value-type="float">
            <text:p>11456293.5018895</text:p>
          </table:table-cell>
        </table:table-row>
        <table:table-row table:style-name="ro1">
          <table:table-cell office:value-type="string" calcext:value-type="string">
            <text:p>Two_Axes200D</text:p>
          </table:table-cell>
          <table:table-cell office:value-type="float" office:value="153818633.258716" calcext:value-type="float">
            <text:p>153818633.258716</text:p>
          </table:table-cell>
          <table:table-cell office:value-type="float" office:value="42691360.5848169" calcext:value-type="float">
            <text:p>42691360.5848169</text:p>
          </table:table-cell>
        </table:table-row>
        <table:table-row table:style-name="ro1">
          <table:table-cell office:value-type="string" calcext:value-type="string">
            <text:p>Two_Axes2_50D</text:p>
          </table:table-cell>
          <table:table-cell office:value-type="float" office:value="1168.05626377634" calcext:value-type="float">
            <text:p>1168.05626377634</text:p>
          </table:table-cell>
          <table:table-cell office:value-type="float" office:value="4510.05986459101" calcext:value-type="float">
            <text:p>4510.05986459101</text:p>
          </table:table-cell>
        </table:table-row>
        <table:table-row table:style-name="ro1">
          <table:table-cell office:value-type="string" calcext:value-type="string">
            <text:p>Two_Axes2_100D</text:p>
          </table:table-cell>
          <table:table-cell office:value-type="float" office:value="10468392.7095967" calcext:value-type="float">
            <text:p>10468392.7095967</text:p>
          </table:table-cell>
          <table:table-cell office:value-type="float" office:value="4993022.19352472" calcext:value-type="float">
            <text:p>4993022.19352472</text:p>
          </table:table-cell>
        </table:table-row>
        <table:table-row table:style-name="ro1">
          <table:table-cell office:value-type="string" calcext:value-type="string">
            <text:p>Two_Axes2_200D</text:p>
          </table:table-cell>
          <table:table-cell office:value-type="float" office:value="129122074.844881" calcext:value-type="float">
            <text:p>129122074.844881</text:p>
          </table:table-cell>
          <table:table-cell office:value-type="float" office:value="31286001.3250712" calcext:value-type="float">
            <text:p>31286001.3250712</text:p>
          </table:table-cell>
        </table:table-row>
        <table:table-row table:style-name="ro1">
          <table:table-cell office:value-type="string" calcext:value-type="string">
            <text:p>Weierstrass50D</text:p>
          </table:table-cell>
          <table:table-cell office:value-type="float" office:value="263.660334345353" calcext:value-type="float">
            <text:p>263.660334345353</text:p>
          </table:table-cell>
          <table:table-cell office:value-type="float" office:value="3.52451188187293" calcext:value-type="float">
            <text:p>3.52451188187293</text:p>
          </table:table-cell>
        </table:table-row>
        <table:table-row table:style-name="ro1">
          <table:table-cell office:value-type="string" calcext:value-type="string">
            <text:p>Weierstrass100D</text:p>
          </table:table-cell>
          <table:table-cell office:value-type="float" office:value="351.939202179899" calcext:value-type="float">
            <text:p>351.939202179899</text:p>
          </table:table-cell>
          <table:table-cell office:value-type="float" office:value="5.76715585878052" calcext:value-type="float">
            <text:p>5.76715585878052</text:p>
          </table:table-cell>
        </table:table-row>
        <table:table-row table:style-name="ro1">
          <table:table-cell office:value-type="string" calcext:value-type="string">
            <text:p>Weierstrass200D</text:p>
          </table:table-cell>
          <table:table-cell office:value-type="float" office:value="527.799552592391" calcext:value-type="float">
            <text:p>527.799552592391</text:p>
          </table:table-cell>
          <table:table-cell office:value-type="float" office:value="7.88613170882661" calcext:value-type="float">
            <text:p>7.88613170882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4:59:05.92445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02:08.633463246</meta:creation-date>
    <dc:date>2022-04-25T15:04:27.642898884</dc:date>
    <meta:editing-duration>PT5H33M26S</meta:editing-duration>
    <meta:editing-cycles>13</meta:editing-cycles>
    <meta:generator>LibreOffice/6.4.7.2$Linux_X86_64 LibreOffice_project/40$Build-2</meta:generator>
    <meta:document-statistic meta:table-count="1" meta:cell-count="155" meta:object-count="0"/>
  </office:meta>
</office:document-meta>
</file>